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000000002F000000022299043CB8313294B.png" manifest:media-type="image/png"/>
  <manifest:file-entry manifest:full-path="Pictures/10000000000002F00000003DEB79E9C260D95118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Hiragino Sans" svg:font-family="'Hiragino Sans'" style:font-family-generic="swiss" style:font-pitch="variable"/>
    <style:font-face style:name="Arial Unicode MS" svg:font-family="'Arial Unicode MS'" style:font-family-generic="system" style:font-pitch="variable"/>
    <style:font-face style:name="Hiragino Mincho ProN" svg:font-family="'Hiragino Mincho ProN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c7243a" draw:textarea-horizontal-align="justify" draw:textarea-vertical-align="middle" draw:auto-grow-height="false" fo:min-height="2.351cm" fo:min-width="7.1cm"/>
    </style:style>
    <style:style style:name="gr2" style:family="graphic" style:parent-style-name="standard">
      <style:graphic-properties draw:stroke="none" draw:fill="solid" draw:fill-color="#edad0b" draw:textarea-horizontal-align="justify" draw:textarea-vertical-align="middle" draw:auto-grow-height="false" fo:min-height="2.351cm" fo:min-width="7.301cm"/>
    </style:style>
    <style:style style:name="gr3" style:family="graphic" style:parent-style-name="standard">
      <style:graphic-properties draw:stroke="none" draw:fill="solid" draw:fill-color="#009f8c" draw:textarea-horizontal-align="justify" draw:textarea-vertical-align="middle" draw:auto-grow-height="false" fo:min-height="2.351cm" fo:min-width="13.49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fill-color="#5983b0" draw:textarea-horizontal-align="justify" draw:textarea-vertical-align="middle" draw:auto-grow-height="false" fo:min-height="0.8cm" fo:min-width="0.5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draw:fill="solid" draw:fill-color="#009f8c" draw:textarea-horizontal-align="justify" draw:textarea-vertical-align="middle" draw:auto-grow-height="false" fo:min-height="2.351cm" fo:min-width="25.501cm"/>
    </style:style>
    <style:style style:name="gr8" style:family="graphic" style:parent-style-name="standard">
      <style:graphic-properties draw:stroke="none" draw:fill="solid" draw:fill-color="#3465a4" draw:textarea-horizontal-align="justify" draw:textarea-vertical-align="middle" draw:auto-grow-height="false" fo:min-height="2.351cm" fo:min-width="25.301cm"/>
    </style:style>
    <style:style style:name="gr9" style:family="graphic" style:parent-style-name="standard">
      <style:graphic-properties draw:stroke="none" draw:fill="solid" draw:fill-color="#acb20c" draw:textarea-horizontal-align="justify" draw:textarea-vertical-align="middle" draw:auto-grow-height="false" fo:min-height="2.351cm" fo:min-width="25.302cm"/>
    </style:style>
    <style:style style:name="pr1" style:family="presentation" style:parent-style-name="Classy_5f_Red1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c7243a"/>
      <style:paragraph-properties fo:text-align="center"/>
    </style:style>
    <style:style style:name="P3" style:family="paragraph">
      <loext:graphic-properties draw:fill="solid" draw:fill-color="#edad0b"/>
      <style:paragraph-properties fo:text-align="center"/>
    </style:style>
    <style:style style:name="P4" style:family="paragraph">
      <loext:graphic-properties draw:fill="solid" draw:fill-color="#009f8c"/>
      <style:paragraph-properties fo:text-align="center"/>
    </style:style>
    <style:style style:name="P5" style:family="paragraph">
      <style:text-properties style:font-name="Hiragino Sans" fo:font-size="18pt" style:font-name-asian="Hiragino Sans" style:font-size-asian="18pt" style:font-size-complex="18pt"/>
    </style:style>
    <style:style style:name="P6" style:family="paragraph">
      <loext:graphic-properties draw:fill="none" draw:fill-color="#ffffff"/>
      <style:text-properties fo:color="#000000" style:font-name="Hiragino Sans" fo:font-size="18pt" style:font-name-asian="Hiragino Sans" style:font-size-asian="18pt" style:font-size-complex="18pt"/>
    </style:style>
    <style:style style:name="P7" style:family="paragraph">
      <loext:graphic-properties draw:fill-color="#5983b0"/>
      <style:paragraph-properties fo:text-align="center"/>
    </style:style>
    <style:style style:name="P8" style:family="paragraph">
      <loext:graphic-properties draw:fill-color="#ffffff"/>
      <style:text-properties style:font-size-asian="20pt"/>
    </style:style>
    <style:style style:name="P9" style:family="paragraph">
      <loext:graphic-properties draw:fill="solid" draw:fill-color="#3465a4"/>
      <style:paragraph-properties fo:text-align="center"/>
    </style:style>
    <style:style style:name="P10" style:family="paragraph">
      <loext:graphic-properties draw:fill="solid" draw:fill-color="#acb20c"/>
      <style:paragraph-properties fo:text-align="center"/>
    </style:style>
    <style:style style:name="T1" style:family="text">
      <style:text-properties fo:color="#000000" style:font-name="Hiragino Sans" fo:font-size="18pt" style:font-name-asian="Hiragino Sans" style:font-size-asian="18pt" style:font-size-complex="18pt"/>
    </style:style>
    <style:style style:name="T2" style:family="text">
      <style:text-properties fo:color="#ce181e" style:font-name="Hiragino Sans" fo:font-size="18pt" style:font-name-asian="Hiragino Sans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1" presentation:presentation-page-layout-name="AL1T1">
        <office:forms form:automatic-focus="false" form:apply-design-mode="false"/>
        <draw:custom-shape draw:style-name="gr1" draw:text-style-name="P2" draw:layer="layout" svg:width="7.6cm" svg:height="2.6cm" svg:x="1.4cm" svg:y="2.4cm">
          <text:p text:style-name="P1">ビジネス理解</text:p>
          <draw:enhanced-geometry svg:viewBox="0 0 21600 21600" draw:text-areas="0 0 21600 21600" draw:type="pentagon-right" draw:modifiers="16197.868701486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2" draw:text-style-name="P3" draw:layer="layout" svg:width="7.8cm" svg:height="2.6cm" svg:x="7.3cm" svg:y="2.4cm">
          <text:p text:style-name="P1">データ理解</text:p>
          <draw:enhanced-geometry svg:viewBox="0 0 21600 21600" draw:text-areas="0 0 21600 21600" draw:type="chevron" draw:modifiers="16197.9233431611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4" draw:layer="layout" svg:width="13.996cm" svg:height="2.6cm" svg:x="13.404cm" svg:y="2.4cm">
          <text:p text:style-name="P1">データ準備</text:p>
          <draw:enhanced-geometry svg:viewBox="0 0 21600 21600" draw:text-areas="0 0 21600 21600" draw:type="chevron" draw:modifiers="18589.2405515468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4" draw:text-style-name="P6" draw:layer="layout" svg:width="5.988cm" svg:height="2.156cm" svg:x="1.3cm" svg:y="6.2cm">
          <draw:text-box>
            <text:p text:style-name="P5"><text:span text:style-name="T1">2017</text:span><text:span text:style-name="T1">年の千葉市の</text:span></text:p>
            <text:p text:style-name="P5"><text:span text:style-name="T1">インフルエンザの</text:span></text:p>
            <text:p text:style-name="P5"><text:span text:style-name="T1">発生予測を行う</text:span></text:p>
          </draw:text-box>
        </draw:frame>
        <draw:frame draw:style-name="gr4" draw:text-style-name="P6" draw:layer="layout" svg:width="7.487cm" svg:height="1.521cm" svg:x="7.412cm" svg:y="6.2cm">
          <draw:text-box>
            <text:p text:style-name="P5"><text:span text:style-name="T1">インフルエンザ発生</text:span></text:p>
            <text:p text:style-name="P5"><text:span text:style-name="T1">は気候と関係がありそう</text:span></text:p>
          </draw:text-box>
        </draw:frame>
        <draw:frame draw:style-name="gr4" draw:text-style-name="P6" draw:layer="layout" svg:width="5.582cm" svg:height="1.521cm" svg:x="7.658cm" svg:y="9.813cm">
          <draw:text-box>
            <text:p text:style-name="P5"><text:span text:style-name="T1">過去</text:span><text:span text:style-name="T1">3</text:span><text:span text:style-name="T1">年分の</text:span></text:p>
            <text:p text:style-name="P5"><text:span text:style-name="T1">気象データが必要</text:span></text:p>
          </draw:text-box>
        </draw:frame>
        <draw:frame draw:style-name="gr4" draw:text-style-name="P6" draw:layer="layout" svg:width="6.814cm" svg:height="2.156cm" svg:x="7.6cm" svg:y="11.794cm">
          <draw:text-box>
            <text:p text:style-name="P5"><text:span text:style-name="T1">過去</text:span><text:span text:style-name="T1">3</text:span><text:span text:style-name="T1">年分の</text:span></text:p>
            <text:p text:style-name="P5"><text:span text:style-name="T1">インフルエンザ報告数</text:span></text:p>
            <text:p text:style-name="P5"><text:span text:style-name="T1">データが必要</text:span></text:p>
          </draw:text-box>
        </draw:frame>
        <draw:custom-shape draw:style-name="gr5" draw:text-style-name="P7" draw:layer="layout" svg:width="2cm" svg:height="1.2cm" svg:x="9.6cm" svg:y="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6" draw:layer="layout" svg:width="11.326cm" svg:height="7.236cm" svg:x="16.018cm" svg:y="6.179cm">
          <draw:text-box>
            <text:p text:style-name="P5"><text:span text:style-name="T1">気象データの確認と加工</text:span></text:p>
            <text:p text:style-name="P5"><text:span text:style-name="T1"/></text:p>
            <text:p text:style-name="P5"><text:span text:style-name="T1">①</text:span><text:span text:style-name="T1">csv</text:span><text:span text:style-name="T1">ファイルから</text:span><text:span text:style-name="T1">DataFrame</text:span><text:span text:style-name="T1">を生成</text:span></text:p>
            <text:p text:style-name="P5"><text:span text:style-name="T1"/></text:p>
            <text:p text:style-name="P5"><text:span text:style-name="T1">②</text:span><text:span text:style-name="T1">不要なデータを削除</text:span></text:p>
            <text:p text:style-name="P5"><text:span text:style-name="T1"/></text:p>
            <text:p text:style-name="P5"><text:span text:style-name="T1">③</text:span><text:span text:style-name="T1">欠損値処理</text:span></text:p>
            <text:p text:style-name="P5"><text:span text:style-name="T1"/></text:p>
            <text:p text:style-name="P5"><text:span text:style-name="T1">④</text:span><text:span text:style-name="T1">特徴量を選定</text:span></text:p>
            <text:p text:style-name="P5"><text:span text:style-name="T1"/></text:p>
            <text:p text:style-name="P5"><text:span text:style-name="T1">⑤</text:span><text:span text:style-name="T1">日付をインデックスで設定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1T1">
        <office:forms form:automatic-focus="false" form:apply-design-mode="false"/>
        <draw:custom-shape draw:style-name="gr7" draw:text-style-name="P4" draw:layer="layout" svg:width="26cm" svg:height="2.6cm" svg:x="1.4cm" svg:y="2.4cm">
          <text:p text:style-name="P1">データ準備</text:p>
          <draw:enhanced-geometry svg:viewBox="0 0 21600 21600" draw:text-areas="0 0 21600 21600" draw:type="chevron" draw:modifiers="19979.231568016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4" draw:text-style-name="P6" draw:layer="layout" svg:width="12.515cm" svg:height="7.871cm" svg:x="1.074cm" svg:y="6.164cm">
          <draw:text-box>
            <text:p text:style-name="P5"><text:span text:style-name="T1">インフルエンザ報告データの確認と加工</text:span></text:p>
            <text:p text:style-name="P5"><text:span text:style-name="T1"/></text:p>
            <text:p text:style-name="P5"><text:span text:style-name="T1">①</text:span><text:span text:style-name="T1">csv</text:span><text:span text:style-name="T1">ファイルから</text:span><text:span text:style-name="T1">DataFrame</text:span><text:span text:style-name="T1">を生成</text:span></text:p>
            <text:p text:style-name="P5"><text:span text:style-name="T1"/></text:p>
            <text:p text:style-name="P5"><text:span text:style-name="T1">②</text:span><text:span text:style-name="T1">必要なデータを取得</text:span></text:p>
            <text:p text:style-name="P5"><text:span text:style-name="T1"/></text:p>
            <text:p text:style-name="P5"><text:span text:style-name="T1">③</text:span><text:span text:style-name="T1">日付をインデックで設定</text:span></text:p>
            <text:p text:style-name="P5"><text:span text:style-name="T1">　</text:span><text:span text:style-name="T2">※１週間ごとであることに注意</text:span></text:p>
            <text:p text:style-name="P5"><text:span text:style-name="T1"/></text:p>
            <text:p text:style-name="P5"><text:span text:style-name="T1">④</text:span><text:span text:style-name="T1">日付をインデックスで設定</text:span></text:p>
            <text:p text:style-name="P5"><text:span text:style-name="T1"/></text:p>
            <text:p text:style-name="P5"><text:span text:style-name="T1">⑤</text:span><text:span text:style-name="T1">2014</text:span><text:span text:style-name="T1">年、</text:span><text:span text:style-name="T1">2015</text:span><text:span text:style-name="T1">年、</text:span><text:span text:style-name="T1">2016</text:span><text:span text:style-name="T1">年ごとで処理</text:span></text:p>
          </draw:text-box>
        </draw:frame>
        <draw:frame draw:style-name="gr4" draw:text-style-name="P6" draw:layer="layout" svg:width="11.259cm" svg:height="5.966cm" svg:x="14.685cm" svg:y="6.129cm">
          <draw:text-box>
            <text:p text:style-name="P5"><text:span text:style-name="T1">気象データとインフルデータをマージ</text:span><text:span text:style-name="T1"><text:line-break/></text:span><text:span text:style-name="T1">（その１）</text:span></text:p>
            <text:p text:style-name="P5"><text:span text:style-name="T1"/></text:p>
            <text:p text:style-name="P5"><text:span text:style-name="T1">①</text:span><text:span text:style-name="T1">日付をキーにしてマージ</text:span></text:p>
            <text:p text:style-name="P5"><text:span text:style-name="T1"/></text:p>
            <text:p text:style-name="P5"><text:span text:style-name="T1">②</text:span><text:span text:style-name="T1">インフルデータは１週間ごとなので</text:span></text:p>
            <text:p text:style-name="P5"><text:span text:style-name="T1">欠損が発生</text:span></text:p>
            <text:p text:style-name="P5"><text:span text:style-name="T1"/></text:p>
            <text:p text:style-name="P5"><text:span text:style-name="T1">③</text:span><text:span text:style-name="T1">欠損値処理（前週の値をセット）</text:span></text:p>
          </draw:text-box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1T1">
        <office:forms form:automatic-focus="false" form:apply-design-mode="false"/>
        <draw:custom-shape draw:style-name="gr7" draw:text-style-name="P4" draw:layer="layout" svg:width="26cm" svg:height="2.6cm" svg:x="1.4cm" svg:y="2.4cm">
          <text:p text:style-name="P1">データ準備</text:p>
          <draw:enhanced-geometry svg:viewBox="0 0 21600 21600" draw:text-areas="0 0 21600 21600" draw:type="chevron" draw:modifiers="19979.231568016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4" draw:text-style-name="P6" draw:layer="layout" svg:width="13.799cm" svg:height="5.966cm" svg:x="1.074cm" svg:y="6.164cm">
          <draw:text-box>
            <text:p text:style-name="P5"><text:span text:style-name="T1">インフルエンザ報告者数から流行と増加を定義</text:span></text:p>
            <text:p text:style-name="P5"><text:span text:style-name="T1"/></text:p>
            <text:p text:style-name="P5"><text:span text:style-name="T1">①</text:span><text:span text:style-name="T1">報告者から</text:span><text:span text:style-name="T1">10</text:span><text:span text:style-name="T1">以上なら流行</text:span></text:p>
            <text:p text:style-name="P5"><text:span text:style-name="T1"/></text:p>
            <text:p text:style-name="P5"><text:span text:style-name="T1">②</text:span><text:span text:style-name="T1">１週前より５より大きければ増加</text:span></text:p>
            <text:p text:style-name="P5"><text:span text:style-name="T1"/></text:p>
            <text:p text:style-name="P5"><text:span text:style-name="T1">③</text:span><text:span text:style-name="T1">インフルデータに流行と増加の列を追加</text:span></text:p>
            <text:p text:style-name="P5"><text:span text:style-name="T1"/></text:p>
            <text:p text:style-name="P5"><text:span text:style-name="T1">④</text:span><text:span text:style-name="T1">データ保存</text:span></text:p>
          </draw:text-box>
        </draw:frame>
        <draw:frame draw:style-name="gr4" draw:text-style-name="P6" draw:layer="layout" svg:width="11.259cm" svg:height="8.506cm" svg:x="16.085cm" svg:y="6.129cm">
          <draw:text-box>
            <text:p text:style-name="P5"><text:span text:style-name="T1">気象データとインフルデータをマージ</text:span></text:p>
            <text:p text:style-name="P5"><text:span text:style-name="T1">（その②）</text:span></text:p>
            <text:p text:style-name="P5"><text:span text:style-name="T1"/></text:p>
            <text:p text:style-name="P5"><text:span text:style-name="T1">①</text:span><text:span text:style-name="T1">日付をキーにしてマージ</text:span></text:p>
            <text:p text:style-name="P5"><text:span text:style-name="T1"/></text:p>
            <text:p text:style-name="P5"><text:span text:style-name="T1">②</text:span><text:span text:style-name="T1">インフルデータは１週間ごとなので</text:span></text:p>
            <text:p text:style-name="P5"><text:span text:style-name="T1">欠損が発生</text:span></text:p>
            <text:p text:style-name="P5"><text:span text:style-name="T1"/></text:p>
            <text:p text:style-name="P5"><text:span text:style-name="T1">③</text:span><text:span text:style-name="T1">欠損値処理（前週の値をセット）</text:span></text:p>
            <text:p text:style-name="P5"><text:span text:style-name="T1"/></text:p>
            <text:p text:style-name="P5"><text:span text:style-name="T1">④</text:span><text:span text:style-name="T1">相関関係を見て特徴量を選択</text:span></text:p>
            <text:p text:style-name="P5"><text:span text:style-name="T1"/></text:p>
            <text:p text:style-name="P5"><text:span text:style-name="T1">⑤</text:span><text:span text:style-name="T1">データ保存</text:span></text:p>
          </draw:text-box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1T1">
        <office:forms form:automatic-focus="false" form:apply-design-mode="false"/>
        <draw:custom-shape draw:style-name="gr8" draw:text-style-name="P9" draw:layer="layout" svg:width="25.8cm" svg:height="2.6cm" svg:x="1.4cm" svg:y="2.4cm">
          <text:p text:style-name="P1">モデリング</text:p>
          <draw:enhanced-geometry svg:viewBox="0 0 21600 21600" draw:text-areas="0 0 21600 21600" draw:type="pentagon-right" draw:modifiers="20008.5268012868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4" draw:text-style-name="P6" draw:layer="layout" svg:width="11.242cm" svg:height="7.236cm" svg:x="1.4cm" svg:y="5.8cm">
          <draw:text-box>
            <text:p text:style-name="P5"><text:span text:style-name="T1">ロジスティック回帰で予測モデル構築</text:span></text:p>
            <text:p text:style-name="P5"><text:span text:style-name="T1"/></text:p>
            <text:p text:style-name="P5"><text:span text:style-name="T1">①</text:span><text:span text:style-name="T1">データ読み込み</text:span></text:p>
            <text:p text:style-name="P5"><text:span text:style-name="T1"/></text:p>
            <text:p text:style-name="P5"><text:span text:style-name="T1">②</text:span><text:span text:style-name="T1">説明変数</text:span><text:span text:style-name="T1">(X)</text:span><text:span text:style-name="T1">と目的変数</text:span><text:span text:style-name="T1">(y)</text:span><text:span text:style-name="T1">を抽出</text:span></text:p>
            <text:p text:style-name="P5"><text:span text:style-name="T1"/></text:p>
            <text:p text:style-name="P5"><text:span text:style-name="T1">③</text:span><text:span text:style-name="T1">ホールドアウト法でデータ分割</text:span></text:p>
            <text:p text:style-name="P5"><text:span text:style-name="T1"/></text:p>
            <text:p text:style-name="P5"><text:span text:style-name="T1">④</text:span><text:span text:style-name="T1">ロジスティック回帰で学習</text:span><text:span text:style-name="T1">/</text:span><text:span text:style-name="T1">予測</text:span></text:p>
            <text:p text:style-name="P5"><text:span text:style-name="T1"/></text:p>
            <text:p text:style-name="P5"><text:span text:style-name="T1">⑤</text:span><text:span text:style-name="T1">評価を可視化</text:span></text:p>
          </draw:text-box>
        </draw:frame>
        <draw:frame draw:style-name="gr4" draw:text-style-name="P6" draw:layer="layout" svg:width="14.468cm" svg:height="7.236cm" svg:x="13.658cm" svg:y="5.764cm">
          <draw:text-box>
            <text:p text:style-name="P5"><text:span text:style-name="T1">複数モデルを構築し、どれが汎化能力が高いか</text:span></text:p>
            <text:p text:style-name="P5"><text:span text:style-name="T1">を検証</text:span></text:p>
            <text:p text:style-name="P5"><text:span text:style-name="T1"/></text:p>
            <text:p text:style-name="P5"><text:span text:style-name="T1">・サポートベクターマシン </text:span><text:span text:style-name="T1">SVC</text:span></text:p>
            <text:p text:style-name="P5"><text:span text:style-name="T1">・カーネル</text:span><text:span text:style-name="T1">SVM</text:span></text:p>
            <text:p text:style-name="P5"><text:span text:style-name="T1">・決定木 </text:span><text:span text:style-name="T1">DecisionTreeClassifier</text:span></text:p>
            <text:p text:style-name="P5"><text:span text:style-name="T1">・ランダムフォレスト </text:span><text:span text:style-name="T1">RandomForestClassifier</text:span></text:p>
            <text:p text:style-name="P5"><text:span text:style-name="T1">・</text:span><text:span text:style-name="T1">k</text:span><text:span text:style-name="T1">近傍</text:span></text:p>
            <text:p text:style-name="P5"><text:span text:style-name="T1"/></text:p>
            <text:p text:style-name="P5"><text:span text:style-name="T2">※</text:span><text:span text:style-name="T2">流行の予測が高いモデルが良いモデルと判断</text:span></text:p>
            <text:p text:style-name="P5"><text:span text:style-name="T2">できる</text:span></text:p>
          </draw:text-box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1T1">
        <office:forms form:automatic-focus="false" form:apply-design-mode="false"/>
        <draw:frame draw:style-name="gr4" draw:text-style-name="P6" draw:layer="layout" svg:width="16.11cm" svg:height="7.236cm" svg:x="1.4cm" svg:y="5.8cm">
          <draw:text-box>
            <text:p text:style-name="P5"><text:span text:style-name="T1">2017</text:span><text:span text:style-name="T1">年のインフルエンザを予実を確認する</text:span></text:p>
            <text:p text:style-name="P5"><text:span text:style-name="T1"/></text:p>
            <text:p text:style-name="P5"><text:span text:style-name="T1">①</text:span><text:span text:style-name="T1">2017</text:span><text:span text:style-name="T1">年</text:span><text:span text:style-name="T1">1</text:span><text:span text:style-name="T1">月以降のデータ取得</text:span></text:p>
            <text:p text:style-name="P5"><text:span text:style-name="T1"/></text:p>
            <text:p text:style-name="P5"><text:span text:style-name="T1">②</text:span><text:span text:style-name="T1">データの加工</text:span></text:p>
            <text:p text:style-name="P5"><text:span text:style-name="T1"/></text:p>
            <text:p text:style-name="P5"><text:span text:style-name="T1">③</text:span><text:span text:style-name="T1">学習済みデータを読み込み</text:span></text:p>
            <text:p text:style-name="P5"><text:span text:style-name="T1"/></text:p>
            <text:p text:style-name="P5"><text:span text:style-name="T1">④</text:span><text:span text:style-name="T1">学習済みデータで予測</text:span></text:p>
            <text:p text:style-name="P5"><text:span text:style-name="T1"/></text:p>
            <text:p text:style-name="P5"><text:span text:style-name="T1">⑤</text:span><text:span text:style-name="T1">2017</text:span><text:span text:style-name="T1">年のインフル報告データと予測結果で予実確認</text:span></text:p>
          </draw:text-box>
        </draw:frame>
        <draw:custom-shape draw:style-name="gr9" draw:text-style-name="P10" draw:layer="layout" svg:width="25.801cm" svg:height="2.6cm" svg:x="1.6cm" svg:y="2.401cm">
          <text:p text:style-name="P1">評価</text:p>
          <draw:enhanced-geometry svg:viewBox="0 0 21600 21600" draw:text-areas="0 0 21600 21600" draw:type="chevron" draw:modifiers="19967.5684055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Hiragino Sans" svg:font-family="'Hiragino Sans'" style:font-family-generic="swiss" style:font-pitch="variable"/>
    <style:font-face style:name="Arial Unicode MS" svg:font-family="'Arial Unicode MS'" style:font-family-generic="system" style:font-pitch="variable"/>
    <style:font-face style:name="Hiragino Mincho ProN" svg:font-family="'Hiragino Mincho ProN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Hiragino Mincho ProN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justify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/>
    </style:style>
    <style:style style:name="MP7" style:family="paragraph">
      <loext:graphic-properties draw:fill="none" draw:fill-color="#ffffff"/>
      <style:text-properties fo:color="#ffffff" fo:font-size="14pt"/>
    </style:style>
    <style:style style:name="MP8" style:family="paragraph">
      <style:paragraph-properties fo:text-align="center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0" style:family="paragraph">
      <style:paragraph-properties fo:text-align="end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EB79E9C260D95118.png" xlink:type="simple" xlink:show="embed" xlink:actuate="onLoad" loext:mime-type="image/png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299043CB8313294B.png" xlink:type="simple" xlink:show="embed" xlink:actuate="onLoad" loext:mime-type="image/png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office:forms form:automatic-focus="false" form:apply-design-mode="false"/>
      <draw:frame draw:style-name="Mgr3" draw:text-style-name="MP5" draw:layer="backgroundobjects" svg:width="28cm" svg:height="0.9cm" svg:x="0.017cm" svg:y="0cm">
        <draw:image xlink:href="Pictures/10000000000002F000000022299043CB8313294B.png" xlink:type="simple" xlink:show="embed" xlink:actuate="onLoad" loext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299043CB8313294B.png" xlink:type="simple" xlink:show="embed" xlink:actuate="onLoad" loext:mime-type="image/png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09T09:37:53.548593716</meta:creation-date>
    <meta:editing-duration>PT10M43S</meta:editing-duration>
    <meta:editing-cycles>4</meta:editing-cycles>
    <meta:generator>LibreOffice/6.1.6.3$MacOSX_X86_64 LibreOffice_project/5896ab1714085361c45cf540f76f60673dd96a72</meta:generator>
    <dc:title>Classy Red</dc:title>
    <dc:date>2019-10-09T11:08:28.659647035</dc:date>
    <meta:document-statistic meta:object-count="67"/>
  </office:meta>
</office:document-meta>
</file>